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1"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da08" style:font-weight-asian="normal" style:font-weight-complex="normal"/>
    </style:style>
    <style:style style:name="T11" style:family="text">
      <style:text-properties fo:color="#800000" style:text-underline-style="none" fo:font-weight="normal" officeooo:rsid="00106dcd" style:font-weight-asian="normal" style:font-weight-complex="normal"/>
    </style:style>
    <style:style style:name="T12" style:family="text">
      <style:text-properties fo:color="#800000" officeooo:rsid="001277b7"/>
    </style:style>
    <style:style style:name="T13" style:family="text">
      <style:text-properties fo:color="#800000" officeooo:rsid="001427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8">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1">FAIT</text:span></text:p>
            <text:p text:style-name="P7"/>
            <text:p text:style-name="P17"><text:span text:style-name="T6">utilisation desdifférents objets </text:span>{inventaire joueur}</text:p>
            <text:p text:style-name="P20">(Inventaire de l'unité/Liste des objets que l'unité possède)</text:p>
            <text:p text:style-name="P13"><text:span text:style-name="T9">//</text:span><text:span text:style-name="T11">FAIT</text:span></text:p>
            <text:p text:style-name="P20"/>
            <text:p text:style-name="P21"/>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8">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2">FAIT</text:span></text:p>
            <text:p text:style-name="P22">(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9">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3">EN COURS</text:span></text:p>
            <text:p text:style-name="P8">(Choix de l'unité à deplacer)</text:p>
            <text:p text:style-name="P6"/>
            <text:p text:style-name="P15"/>
            <text:p text:style-name="P15"/>
            <text:p text:style-name="P15">Fonction combat()//<text:span text:style-name="T8">EN </text:span><text:soft-page-break/><text:span text:style-name="T8">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9">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19">IA</text:p>
            <text:p text:style-name="P6">(Appelle les fonctions de choix avec en paramètre <text:span text:style-name="T3">une variable aléatoire)</text:span></text:p>
          </table:table-cell>
          <table:table-cell table:style-name="Table1.A2" office:value-type="string">
            <text:p text:style-name="P16">ChoixIA()</text:p>
            <text:p text:style-name="P20">(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5:58:56.166359000</dc:date>
    <meta:editing-duration>PT4H5M6S</meta:editing-duration>
    <meta:editing-cycles>25</meta:editing-cycles>
    <meta:generator>LibreOffice/5.0.6.3$MacOSX_X86_64 LibreOffice_project/490fc03b25318460cfc54456516ea2519c11d1aa</meta:generator>
    <meta:document-statistic meta:table-count="1" meta:image-count="0" meta:object-count="0" meta:page-count="2" meta:paragraph-count="46" meta:word-count="273" meta:character-count="1918" meta:non-whitespace-character-count="1686"/>
  </office:meta>
</office:document-meta>
</file>